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3435500008CAA00006FB9EE8D100D.svg" manifest:media-type="image/svg+xml"/>
  <manifest:file-entry manifest:full-path="Pictures/1000000100000319000002768E27280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family-generic="swiss" style:font-pitch="variable"/>
    <style:font-face style:name="GOST type A1" svg:font-family="'GOST type A'" style:font-adornments="Обычный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1" fo:font-size="10.5pt"/>
    </style:style>
    <style:style style:name="P4" style:family="paragraph">
      <loext:graphic-properties draw:fill="none" draw:fill-color="#ffffff"/>
      <style:text-properties style:font-name="GOST type A1" fo:font-size="10pt"/>
    </style:style>
    <style:style style:name="P5" style:family="paragraph">
      <loext:graphic-properties draw:fill="none" draw:fill-color="#ffffff"/>
      <style:text-properties style:font-name="GOST type A1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1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1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1" fo:font-size="10.5pt"/>
    </style:style>
    <style:style style:name="T2" style:family="text">
      <style:text-properties style:font-name="GOST type A1" fo:font-size="10pt"/>
    </style:style>
    <style:style style:name="T3" style:family="text">
      <style:text-properties style:font-name="GOST type A1" fo:font-size="14.5pt"/>
    </style:style>
    <style:style style:name="T4" style:family="text">
      <style:text-properties style:font-name="GOST type A1" fo:font-size="16pt"/>
    </style:style>
    <style:style style:name="T5" style:family="text">
      <style:text-properties style:font-name="GOST type A" fo:font-weight="normal" style:font-weight-asian="normal" style:font-weight-complex="normal"/>
    </style:style>
    <style:style style:name="T6" style:family="text">
      <style:text-properties style:font-name="GOST type 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Библиотеки исполнителя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2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  <draw:frame draw:style-name="gr13" draw:text-style-name="P10" draw:layer="layout" svg:width="35.812cm" svg:height="28.444cm" svg:x="4.362cm" svg:y="0.708cm">
          <draw:image xlink:href="Pictures/1003435500008CAA00006FB9EE8D100D.svg" xlink:type="simple" xlink:show="embed" xlink:actuate="onLoad" draw:mime-type="image/svg+xml">
            <text:p/>
          </draw:image>
          <draw:image xlink:href="Pictures/1000000100000319000002768E27280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family-generic="swiss" style:font-pitch="variable"/>
    <style:font-face style:name="GOST type A1" svg:font-family="'GOST type A'" style:font-adornments="Обычный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2M5S</meta:editing-duration>
    <meta:editing-cycles>3</meta:editing-cycles>
    <meta:generator>LibreOffice/7.6.4.1$Windows_X86_64 LibreOffice_project/e19e193f88cd6c0525a17fb7a176ed8e6a3e2aa1</meta:generator>
    <meta:creation-date>2023-12-27T22:10:32.181000000</meta:creation-date>
    <dc:date>2023-12-28T14:20:12.767000000</dc:date>
    <meta:document-statistic meta:object-count="69"/>
  </office:meta>
</office:document-meta>
</file>